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17c" officeooo:paragraph-rsid="00134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9</text:p>
      <text:p text:style-name="P1"/>
      <text:p text:style-name="Standard">https://www.figma.com/file/3xJzpSpU9UxX3GwKGblY4D/Actividad19Tension?node-id=0%3A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5:05:56.357000000</meta:creation-date>
    <dc:date>2022-09-29T15:07:10.162000000</dc:date>
    <meta:editing-duration>PT1M14S</meta:editing-duration>
    <meta:editing-cycles>1</meta:editing-cycles>
    <meta:document-statistic meta:table-count="0" meta:image-count="0" meta:object-count="0" meta:page-count="1" meta:paragraph-count="2" meta:word-count="3" meta:character-count="94" meta:non-whitespace-character-count="93"/>
    <meta:generator>LibreOffice/7.3.5.2$Windows_X86_64 LibreOffice_project/184fe81b8c8c30d8b5082578aee2fed2ea847c01</meta:generator>
  </office:meta>
</office:document-meta>
</file>